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ouge.out.2" table:style-name="ta1">
        <table:shapes>
          <draw:frame draw:z-index="0" draw:style-name="gr1" draw:text-style-name="P1" svg:width="300.02mm" svg:height="138.12mm" svg:x="188.41mm" svg:y="0mm">
            <draw:object draw:notify-on-update-of-ranges="'rouge.out.2'.A1:'rouge.out.2'.A1 'rouge.out.2'.A2:'rouge.out.2'.A50 'rouge.out.2'.B1:'rouge.out.2'.B1 'rouge.out.2'.B2:'rouge.out.2'.B50 'rouge.out.2'.C1:'rouge.out.2'.C1 'rouge.out.2'.C2:'rouge.out.2'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core 1</text:p>
          </table:table-cell>
          <table:table-cell office:value-type="string" calcext:value-type="string">
            <text:p>score 2</text:p>
          </table:table-cell>
          <table:table-cell office:value-type="string" calcext:value-type="string">
            <text:p>score 3</text:p>
          </table:table-cell>
          <table:table-cell office:value-type="string" calcext:value-type="string">
            <text:p>score 4</text:p>
          </table:table-cell>
          <table:table-cell office:value-type="string" calcext:value-type="string">
            <text:p>score 5</text:p>
          </table:table-cell>
          <table:table-cell/>
          <table:table-cell office:value-type="string" calcext:value-type="string">
            <text:p>percent progression possi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1145" calcext:value-type="float">
            <text:p>0,1145</text:p>
          </table:table-cell>
          <table:table-cell office:value-type="float" office:value="0.10941" calcext:value-type="float">
            <text:p>0,10941</text:p>
          </table:table-cell>
          <table:table-cell table:number-columns-repeated="3" office:value-type="float" office:value="0.10687" calcext:value-type="float">
            <text:p>0,10687</text:p>
          </table:table-cell>
          <table:table-cell/>
          <table:table-cell table:formula="of:=IF([.B2]=0;0;([.C2]-[.B2])/[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12" calcext:value-type="float">
            <text:p>0,05412</text:p>
          </table:table-cell>
          <table:table-cell table:number-columns-repeated="2" office:value-type="float" office:value="0.07474" calcext:value-type="float">
            <text:p>0,07474</text:p>
          </table:table-cell>
          <table:table-cell office:value-type="float" office:value="0.07216" calcext:value-type="float">
            <text:p>0,07216</text:p>
          </table:table-cell>
          <table:table-cell office:value-type="float" office:value="0.06959" calcext:value-type="float">
            <text:p>0,06959</text:p>
          </table:table-cell>
          <table:table-cell office:value-type="float" office:value="0.06701" calcext:value-type="float">
            <text:p>0,06701</text:p>
          </table:table-cell>
          <table:table-cell/>
          <table:table-cell table:formula="of:=IF([.B3]=0;0;([.C3]-[.B3])/[.B3])" office:value-type="float" office:value="0.3810051736881" calcext:value-type="float">
            <text:p>0,3810051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944" calcext:value-type="float">
            <text:p>0,12944</text:p>
          </table:table-cell>
          <table:table-cell office:value-type="float" office:value="0.11421" calcext:value-type="float">
            <text:p>0,11421</text:p>
          </table:table-cell>
          <table:table-cell office:value-type="float" office:value="0.10914" calcext:value-type="float">
            <text:p>0,10914</text:p>
          </table:table-cell>
          <table:table-cell office:value-type="float" office:value="0.1066" calcext:value-type="float">
            <text:p>0,1066</text:p>
          </table:table-cell>
          <table:table-cell table:number-columns-repeated="2" office:value-type="float" office:value="0.10406" calcext:value-type="float">
            <text:p>0,10406</text:p>
          </table:table-cell>
          <table:table-cell/>
          <table:table-cell table:formula="of:=IF([.B4]=0;0;([.C4]-[.B4])/[.B4])" office:value-type="float" office:value="-0.117660692212608" calcext:value-type="float">
            <text:p>-0,11766069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602" calcext:value-type="float">
            <text:p>0,13602</text:p>
          </table:table-cell>
          <table:table-cell office:value-type="float" office:value="0.07053" calcext:value-type="float">
            <text:p>0,07053</text:p>
          </table:table-cell>
          <table:table-cell office:value-type="float" office:value="0.06801" calcext:value-type="float">
            <text:p>0,06801</text:p>
          </table:table-cell>
          <table:table-cell table:number-columns-repeated="3" office:value-type="float" office:value="0.06045" calcext:value-type="float">
            <text:p>0,06045</text:p>
          </table:table-cell>
          <table:table-cell/>
          <table:table-cell table:formula="of:=IF([.B5]=0;0;([.C5]-[.B5])/[.B5])" office:value-type="float" office:value="-0.481473312748125" calcext:value-type="float">
            <text:p>-0,4814733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622" calcext:value-type="float">
            <text:p>0,10622</text:p>
          </table:table-cell>
          <table:table-cell office:value-type="float" office:value="0.0829" calcext:value-type="float">
            <text:p>0,0829</text:p>
          </table:table-cell>
          <table:table-cell office:value-type="float" office:value="0.07513" calcext:value-type="float">
            <text:p>0,07513</text:p>
          </table:table-cell>
          <table:table-cell office:value-type="float" office:value="0.07254" calcext:value-type="float">
            <text:p>0,07254</text:p>
          </table:table-cell>
          <table:table-cell table:number-columns-repeated="2" office:value-type="float" office:value="0.06995" calcext:value-type="float">
            <text:p>0,06995</text:p>
          </table:table-cell>
          <table:table-cell/>
          <table:table-cell table:formula="of:=IF([.B6]=0;0;([.C6]-[.B6])/[.B6])" office:value-type="float" office:value="-0.21954434193184" calcext:value-type="float">
            <text:p>-0,2195443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189" calcext:value-type="float">
            <text:p>0,12189</text:p>
          </table:table-cell>
          <table:table-cell table:number-columns-repeated="2" office:value-type="float" office:value="0.05224" calcext:value-type="float">
            <text:p>0,05224</text:p>
          </table:table-cell>
          <table:table-cell table:number-columns-repeated="3" office:value-type="float" office:value="0.04478" calcext:value-type="float">
            <text:p>0,04478</text:p>
          </table:table-cell>
          <table:table-cell/>
          <table:table-cell table:formula="of:=IF([.B7]=0;0;([.C7]-[.B7])/[.B7])" office:value-type="float" office:value="-0.571416851259332" calcext:value-type="float">
            <text:p>-0,5714168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224" calcext:value-type="float">
            <text:p>0,11224</text:p>
          </table:table-cell>
          <table:table-cell office:value-type="float" office:value="0.15051" calcext:value-type="float">
            <text:p>0,15051</text:p>
          </table:table-cell>
          <table:table-cell office:value-type="float" office:value="0.14286" calcext:value-type="float">
            <text:p>0,14286</text:p>
          </table:table-cell>
          <table:table-cell table:number-columns-repeated="3" office:value-type="float" office:value="0.13265" calcext:value-type="float">
            <text:p>0,13265</text:p>
          </table:table-cell>
          <table:table-cell/>
          <table:table-cell table:formula="of:=IF([.B8]=0;0;([.C8]-[.B8])/[.B8])" office:value-type="float" office:value="0.340965787598004" calcext:value-type="float">
            <text:p>0,3409657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658" calcext:value-type="float">
            <text:p>0,12658</text:p>
          </table:table-cell>
          <table:table-cell office:value-type="float" office:value="0.11899" calcext:value-type="float">
            <text:p>0,11899</text:p>
          </table:table-cell>
          <table:table-cell office:value-type="float" office:value="0.11139" calcext:value-type="float">
            <text:p>0,11139</text:p>
          </table:table-cell>
          <table:table-cell office:value-type="float" office:value="0.10886" calcext:value-type="float">
            <text:p>0,10886</text:p>
          </table:table-cell>
          <table:table-cell table:number-columns-repeated="2" office:value-type="float" office:value="0.10127" calcext:value-type="float">
            <text:p>0,10127</text:p>
          </table:table-cell>
          <table:table-cell/>
          <table:table-cell table:formula="of:=IF([.B9]=0;0;([.C9]-[.B9])/[.B9])" office:value-type="float" office:value="-0.0599620793174276" calcext:value-type="float">
            <text:p>-0,05996207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347" calcext:value-type="float">
            <text:p>0,15347</text:p>
          </table:table-cell>
          <table:table-cell office:value-type="float" office:value="0.11139" calcext:value-type="float">
            <text:p>0,11139</text:p>
          </table:table-cell>
          <table:table-cell office:value-type="float" office:value="0.07921" calcext:value-type="float">
            <text:p>0,07921</text:p>
          </table:table-cell>
          <table:table-cell table:number-columns-repeated="3" office:value-type="float" office:value="0.07426" calcext:value-type="float">
            <text:p>0,07426</text:p>
          </table:table-cell>
          <table:table-cell/>
          <table:table-cell table:formula="of:=IF([.B10]=0;0;([.C10]-[.B10])/[.B10])" office:value-type="float" office:value="-0.274190395517039" calcext:value-type="float">
            <text:p>-0,27419039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5419" calcext:value-type="float">
            <text:p>0,05419</text:p>
          </table:table-cell>
          <table:table-cell office:value-type="float" office:value="0.04926" calcext:value-type="float">
            <text:p>0,04926</text:p>
          </table:table-cell>
          <table:table-cell table:number-columns-repeated="2" office:value-type="float" office:value="0.0468" calcext:value-type="float">
            <text:p>0,0468</text:p>
          </table:table-cell>
          <table:table-cell office:value-type="float" office:value="0.04433" calcext:value-type="float">
            <text:p>0,04433</text:p>
          </table:table-cell>
          <table:table-cell/>
          <table:table-cell table:formula="of:=IF([.B11]=0;0;([.C11]-[.B11])/[.B11])" office:value-type="float" office:value="-0.185112781954887" calcext:value-type="float">
            <text:p>-0,1851127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653" calcext:value-type="float">
            <text:p>0,07653</text:p>
          </table:table-cell>
          <table:table-cell office:value-type="float" office:value="0.10459" calcext:value-type="float">
            <text:p>0,10459</text:p>
          </table:table-cell>
          <table:table-cell office:value-type="float" office:value="0.09439" calcext:value-type="float">
            <text:p>0,09439</text:p>
          </table:table-cell>
          <table:table-cell office:value-type="float" office:value="0.09184" calcext:value-type="float">
            <text:p>0,09184</text:p>
          </table:table-cell>
          <table:table-cell office:value-type="float" office:value="0.08673" calcext:value-type="float">
            <text:p>0,08673</text:p>
          </table:table-cell>
          <table:table-cell office:value-type="float" office:value="0.08418" calcext:value-type="float">
            <text:p>0,08418</text:p>
          </table:table-cell>
          <table:table-cell/>
          <table:table-cell table:formula="of:=IF([.B12]=0;0;([.C12]-[.B12])/[.B12])" office:value-type="float" office:value="0.366653599895466" calcext:value-type="float">
            <text:p>0,3666535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626" calcext:value-type="float">
            <text:p>0,12626</text:p>
          </table:table-cell>
          <table:table-cell office:value-type="float" office:value="0.09343" calcext:value-type="float">
            <text:p>0,09343</text:p>
          </table:table-cell>
          <table:table-cell table:number-columns-repeated="2" office:value-type="float" office:value="0.09091" calcext:value-type="float">
            <text:p>0,09091</text:p>
          </table:table-cell>
          <table:table-cell office:value-type="float" office:value="0.08586" calcext:value-type="float">
            <text:p>0,08586</text:p>
          </table:table-cell>
          <table:table-cell office:value-type="float" office:value="0.08333" calcext:value-type="float">
            <text:p>0,08333</text:p>
          </table:table-cell>
          <table:table-cell/>
          <table:table-cell table:formula="of:=IF([.B13]=0;0;([.C13]-[.B13])/[.B13])" office:value-type="float" office:value="-0.260019008395375" calcext:value-type="float">
            <text:p>-0,26001900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10644" calcext:value-type="float">
            <text:p>0,10644</text:p>
          </table:table-cell>
          <table:table-cell table:number-columns-repeated="2" office:value-type="float" office:value="0.10396" calcext:value-type="float">
            <text:p>0,10396</text:p>
          </table:table-cell>
          <table:table-cell office:value-type="float" office:value="0.10149" calcext:value-type="float">
            <text:p>0,10149</text:p>
          </table:table-cell>
          <table:table-cell/>
          <table:table-cell table:formula="of:=IF([.B14]=0;0;([.C14]-[.B14])/[.B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843" calcext:value-type="float">
            <text:p>0,07843</text:p>
          </table:table-cell>
          <table:table-cell office:value-type="float" office:value="0.07353" calcext:value-type="float">
            <text:p>0,07353</text:p>
          </table:table-cell>
          <table:table-cell office:value-type="float" office:value="0.06863" calcext:value-type="float">
            <text:p>0,06863</text:p>
          </table:table-cell>
          <table:table-cell office:value-type="float" office:value="0.06618" calcext:value-type="float">
            <text:p>0,06618</text:p>
          </table:table-cell>
          <table:table-cell office:value-type="float" office:value="0.06373" calcext:value-type="float">
            <text:p>0,06373</text:p>
          </table:table-cell>
          <table:table-cell office:value-type="float" office:value="0.06127" calcext:value-type="float">
            <text:p>0,06127</text:p>
          </table:table-cell>
          <table:table-cell/>
          <table:table-cell table:formula="of:=IF([.B15]=0;0;([.C15]-[.B15])/[.B15])" office:value-type="float" office:value="-0.0624760933316331" calcext:value-type="float">
            <text:p>-0,06247609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476" calcext:value-type="float">
            <text:p>0,09476</text:p>
          </table:table-cell>
          <table:table-cell office:value-type="float" office:value="0.05736" calcext:value-type="float">
            <text:p>0,05736</text:p>
          </table:table-cell>
          <table:table-cell table:number-columns-repeated="4" office:value-type="float" office:value="0.04738" calcext:value-type="float">
            <text:p>0,04738</text:p>
          </table:table-cell>
          <table:table-cell/>
          <table:table-cell table:formula="of:=IF([.B16]=0;0;([.C16]-[.B16])/[.B16])" office:value-type="float" office:value="-0.394681300126636" calcext:value-type="float">
            <text:p>-0,3946813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91" calcext:value-type="float">
            <text:p>0,0291</text:p>
          </table:table-cell>
          <table:table-cell office:value-type="float" office:value="0.06085" calcext:value-type="float">
            <text:p>0,06085</text:p>
          </table:table-cell>
          <table:table-cell office:value-type="float" office:value="0.0582" calcext:value-type="float">
            <text:p>0,0582</text:p>
          </table:table-cell>
          <table:table-cell table:number-columns-repeated="3" office:value-type="float" office:value="0.05556" calcext:value-type="float">
            <text:p>0,05556</text:p>
          </table:table-cell>
          <table:table-cell/>
          <table:table-cell table:formula="of:=IF([.B17]=0;0;([.C17]-[.B17])/[.B17])" office:value-type="float" office:value="1.09106529209622" calcext:value-type="float">
            <text:p>1,0910652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995" calcext:value-type="float">
            <text:p>0,10995</text:p>
          </table:table-cell>
          <table:table-cell office:value-type="float" office:value="0.12827" calcext:value-type="float">
            <text:p>0,12827</text:p>
          </table:table-cell>
          <table:table-cell table:number-columns-repeated="4" office:value-type="float" office:value="0.10733" calcext:value-type="float">
            <text:p>0,10733</text:p>
          </table:table-cell>
          <table:table-cell/>
          <table:table-cell table:formula="of:=IF([.B18]=0;0;([.C18]-[.B18])/[.B18])" office:value-type="float" office:value="0.16662119145066" calcext:value-type="float">
            <text:p>0,16662119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005" calcext:value-type="float">
            <text:p>0,06005</text:p>
          </table:table-cell>
          <table:table-cell office:value-type="float" office:value="0.10705" calcext:value-type="float">
            <text:p>0,10705</text:p>
          </table:table-cell>
          <table:table-cell table:number-columns-repeated="4" office:value-type="float" office:value="0.10444" calcext:value-type="float">
            <text:p>0,10444</text:p>
          </table:table-cell>
          <table:table-cell/>
          <table:table-cell table:formula="of:=IF([.B19]=0;0;([.C19]-[.B19])/[.B19])" office:value-type="float" office:value="0.782681099084097" calcext:value-type="float">
            <text:p>0,78268109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673" calcext:value-type="float">
            <text:p>0,08673</text:p>
          </table:table-cell>
          <table:table-cell table:number-columns-repeated="2" office:value-type="float" office:value="0.10204" calcext:value-type="float">
            <text:p>0,10204</text:p>
          </table:table-cell>
          <table:table-cell table:number-columns-repeated="3" office:value-type="float" office:value="0.09949" calcext:value-type="float">
            <text:p>0,09949</text:p>
          </table:table-cell>
          <table:table-cell/>
          <table:table-cell table:formula="of:=IF([.B20]=0;0;([.C20]-[.B20])/[.B20])" office:value-type="float" office:value="0.176524847227026" calcext:value-type="float">
            <text:p>0,17652484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859" calcext:value-type="float">
            <text:p>0,04859</text:p>
          </table:table-cell>
          <table:table-cell table:number-columns-repeated="3" office:value-type="float" office:value="0.03325" calcext:value-type="float">
            <text:p>0,03325</text:p>
          </table:table-cell>
          <table:table-cell table:number-columns-repeated="2" office:value-type="float" office:value="0.03069" calcext:value-type="float">
            <text:p>0,03069</text:p>
          </table:table-cell>
          <table:table-cell/>
          <table:table-cell table:formula="of:=IF([.B21]=0;0;([.C21]-[.B21])/[.B21])" office:value-type="float" office:value="-0.315702819510187" calcext:value-type="float">
            <text:p>-0,3157028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553" calcext:value-type="float">
            <text:p>0,10553</text:p>
          </table:table-cell>
          <table:table-cell table:number-columns-repeated="3" office:value-type="float" office:value="0.06533" calcext:value-type="float">
            <text:p>0,06533</text:p>
          </table:table-cell>
          <table:table-cell table:number-columns-repeated="2" office:value-type="float" office:value="0.0603" calcext:value-type="float">
            <text:p>0,0603</text:p>
          </table:table-cell>
          <table:table-cell/>
          <table:table-cell table:formula="of:=IF([.B22]=0;0;([.C22]-[.B22])/[.B22])" office:value-type="float" office:value="-0.380934331469724" calcext:value-type="float">
            <text:p>-0,38093433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43" calcext:value-type="float">
            <text:p>0,1443</text:p>
          </table:table-cell>
          <table:table-cell office:value-type="float" office:value="0.09367" calcext:value-type="float">
            <text:p>0,09367</text:p>
          </table:table-cell>
          <table:table-cell table:number-columns-repeated="2" office:value-type="float" office:value="0.07848" calcext:value-type="float">
            <text:p>0,07848</text:p>
          </table:table-cell>
          <table:table-cell office:value-type="float" office:value="0.07595" calcext:value-type="float">
            <text:p>0,07595</text:p>
          </table:table-cell>
          <table:table-cell office:value-type="float" office:value="0.07342" calcext:value-type="float">
            <text:p>0,07342</text:p>
          </table:table-cell>
          <table:table-cell/>
          <table:table-cell table:formula="of:=IF([.B23]=0;0;([.C23]-[.B23])/[.B23])" office:value-type="float" office:value="-0.350866250866251" calcext:value-type="float">
            <text:p>-0,35086625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837" calcext:value-type="float">
            <text:p>0,10837</text:p>
          </table:table-cell>
          <table:table-cell table:number-columns-repeated="3" office:value-type="float" office:value="0.06158" calcext:value-type="float">
            <text:p>0,06158</text:p>
          </table:table-cell>
          <table:table-cell office:value-type="float" office:value="0.05911" calcext:value-type="float">
            <text:p>0,05911</text:p>
          </table:table-cell>
          <table:table-cell office:value-type="float" office:value="0.05665" calcext:value-type="float">
            <text:p>0,05665</text:p>
          </table:table-cell>
          <table:table-cell/>
          <table:table-cell table:formula="of:=IF([.B24]=0;0;([.C24]-[.B24])/[.B24])" office:value-type="float" office:value="-0.431761557626649" calcext:value-type="float">
            <text:p>-0,4317615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6" calcext:value-type="float">
            <text:p>0,086</text:p>
          </table:table-cell>
          <table:table-cell table:number-columns-repeated="4" office:value-type="float" office:value="0.06143" calcext:value-type="float">
            <text:p>0,06143</text:p>
          </table:table-cell>
          <table:table-cell office:value-type="float" office:value="0.05897" calcext:value-type="float">
            <text:p>0,05897</text:p>
          </table:table-cell>
          <table:table-cell/>
          <table:table-cell table:formula="of:=IF([.B25]=0;0;([.C25]-[.B25])/[.B25])" office:value-type="float" office:value="-0.285697674418605" calcext:value-type="float">
            <text:p>-0,28569767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053" calcext:value-type="float">
            <text:p>0,07053</text:p>
          </table:table-cell>
          <table:table-cell office:value-type="float" office:value="0.17632" calcext:value-type="float">
            <text:p>0,17632</text:p>
          </table:table-cell>
          <table:table-cell office:value-type="float" office:value="0.16877" calcext:value-type="float">
            <text:p>0,16877</text:p>
          </table:table-cell>
          <table:table-cell office:value-type="float" office:value="0.16373" calcext:value-type="float">
            <text:p>0,16373</text:p>
          </table:table-cell>
          <table:table-cell office:value-type="float" office:value="0.16121" calcext:value-type="float">
            <text:p>0,16121</text:p>
          </table:table-cell>
          <table:table-cell office:value-type="float" office:value="0.15869" calcext:value-type="float">
            <text:p>0,15869</text:p>
          </table:table-cell>
          <table:table-cell/>
          <table:table-cell table:formula="of:=IF([.B26]=0;0;([.C26]-[.B26])/[.B26])" office:value-type="float" office:value="1.49992910818092" calcext:value-type="float">
            <text:p>1,49992910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2849" calcext:value-type="float">
            <text:p>0,22849</text:p>
          </table:table-cell>
          <table:table-cell office:value-type="float" office:value="0.11828" calcext:value-type="float">
            <text:p>0,11828</text:p>
          </table:table-cell>
          <table:table-cell office:value-type="float" office:value="0.10484" calcext:value-type="float">
            <text:p>0,10484</text:p>
          </table:table-cell>
          <table:table-cell table:number-columns-repeated="3" office:value-type="float" office:value="0.10215" calcext:value-type="float">
            <text:p>0,10215</text:p>
          </table:table-cell>
          <table:table-cell/>
          <table:table-cell table:formula="of:=IF([.B27]=0;0;([.C27]-[.B27])/[.B27])" office:value-type="float" office:value="-0.48234058383299" calcext:value-type="float">
            <text:p>-0,4823405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7196" calcext:value-type="float">
            <text:p>0,07196</text:p>
          </table:table-cell>
          <table:table-cell office:value-type="float" office:value="0.06203" calcext:value-type="float">
            <text:p>0,06203</text:p>
          </table:table-cell>
          <table:table-cell table:number-columns-repeated="4" office:value-type="float" office:value="0.05459" calcext:value-type="float">
            <text:p>0,05459</text:p>
          </table:table-cell>
          <table:table-cell/>
          <table:table-cell table:formula="of:=IF([.B28]=0;0;([.C28]-[.B28])/[.B28])" office:value-type="float" office:value="-0.137993329627571" calcext:value-type="float">
            <text:p>-0,13799332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836" calcext:value-type="float">
            <text:p>0,05836</text:p>
          </table:table-cell>
          <table:table-cell table:number-columns-repeated="3" office:value-type="float" office:value="0.04775" calcext:value-type="float">
            <text:p>0,04775</text:p>
          </table:table-cell>
          <table:table-cell table:number-columns-repeated="2" office:value-type="float" office:value="0.04509" calcext:value-type="float">
            <text:p>0,04509</text:p>
          </table:table-cell>
          <table:table-cell/>
          <table:table-cell table:formula="of:=IF([.B29]=0;0;([.C29]-[.B29])/[.B29])" office:value-type="float" office:value="-0.181802604523646" calcext:value-type="float">
            <text:p>-0,18180260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7908" calcext:value-type="float">
            <text:p>0,07908</text:p>
          </table:table-cell>
          <table:table-cell office:value-type="float" office:value="0.08673" calcext:value-type="float">
            <text:p>0,08673</text:p>
          </table:table-cell>
          <table:table-cell table:number-columns-repeated="4" office:value-type="float" office:value="0.08418" calcext:value-type="float">
            <text:p>0,08418</text:p>
          </table:table-cell>
          <table:table-cell/>
          <table:table-cell table:formula="of:=IF([.B30]=0;0;([.C30]-[.B30])/[.B30])" office:value-type="float" office:value="0.0967374810318663" calcext:value-type="float">
            <text:p>0,0967374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7488" calcext:value-type="float">
            <text:p>0,17488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8867" calcext:value-type="float">
            <text:p>0,08867</text:p>
          </table:table-cell>
          <table:table-cell office:value-type="float" office:value="0.08374" calcext:value-type="float">
            <text:p>0,08374</text:p>
          </table:table-cell>
          <table:table-cell table:number-columns-repeated="2" office:value-type="float" office:value="0.07882" calcext:value-type="float">
            <text:p>0,07882</text:p>
          </table:table-cell>
          <table:table-cell/>
          <table:table-cell table:formula="of:=IF([.B31]=0;0;([.C31]-[.B31])/[.B31])" office:value-type="float" office:value="-0.464775846294602" calcext:value-type="float">
            <text:p>-0,46477584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963" calcext:value-type="float">
            <text:p>0,0963</text:p>
          </table:table-cell>
          <table:table-cell office:value-type="float" office:value="0.06914" calcext:value-type="float">
            <text:p>0,06914</text:p>
          </table:table-cell>
          <table:table-cell table:number-columns-repeated="2" office:value-type="float" office:value="0.06667" calcext:value-type="float">
            <text:p>0,06667</text:p>
          </table:table-cell>
          <table:table-cell table:number-columns-repeated="2" office:value-type="float" office:value="0.0642" calcext:value-type="float">
            <text:p>0,0642</text:p>
          </table:table-cell>
          <table:table-cell/>
          <table:table-cell table:formula="of:=IF([.B32]=0;0;([.C32]-[.B32])/[.B32])" office:value-type="float" office:value="-0.282035306334372" calcext:value-type="float">
            <text:p>-0,28203530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941" calcext:value-type="float">
            <text:p>0,06941</text:p>
          </table:table-cell>
          <table:table-cell table:number-columns-repeated="4" office:value-type="float" office:value="0.02571" calcext:value-type="float">
            <text:p>0,02571</text:p>
          </table:table-cell>
          <table:table-cell office:value-type="float" office:value="0.02314" calcext:value-type="float">
            <text:p>0,02314</text:p>
          </table:table-cell>
          <table:table-cell/>
          <table:table-cell table:formula="of:=IF([.B33]=0;0;([.C33]-[.B33])/[.B33])" office:value-type="float" office:value="-0.629592277769774" calcext:value-type="float">
            <text:p>-0,6295922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333" calcext:value-type="float">
            <text:p>0,08333</text:p>
          </table:table-cell>
          <table:table-cell table:number-columns-repeated="3" office:value-type="float" office:value="0.09167" calcext:value-type="float">
            <text:p>0,09167</text:p>
          </table:table-cell>
          <table:table-cell table:number-columns-repeated="2" office:value-type="float" office:value="0.08611" calcext:value-type="float">
            <text:p>0,08611</text:p>
          </table:table-cell>
          <table:table-cell/>
          <table:table-cell table:formula="of:=IF([.B34]=0;0;([.C34]-[.B34])/[.B34])" office:value-type="float" office:value="0.100084003360134" calcext:value-type="float">
            <text:p>0,10008400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0579" calcext:value-type="float">
            <text:p>0,10579</text:p>
          </table:table-cell>
          <table:table-cell office:value-type="float" office:value="0.05542" calcext:value-type="float">
            <text:p>0,05542</text:p>
          </table:table-cell>
          <table:table-cell table:number-columns-repeated="4" office:value-type="float" office:value="0.05038" calcext:value-type="float">
            <text:p>0,05038</text:p>
          </table:table-cell>
          <table:table-cell/>
          <table:table-cell table:formula="of:=IF([.B35]=0;0;([.C35]-[.B35])/[.B35])" office:value-type="float" office:value="-0.47613195954249" calcext:value-type="float">
            <text:p>-0,47613195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852" calcext:value-type="float">
            <text:p>0,05852</text:p>
          </table:table-cell>
          <table:table-cell table:number-columns-repeated="5" office:value-type="float" office:value="0.06107" calcext:value-type="float">
            <text:p>0,06107</text:p>
          </table:table-cell>
          <table:table-cell/>
          <table:table-cell table:formula="of:=IF([.B36]=0;0;([.C36]-[.B36])/[.B36])" office:value-type="float" office:value="0.0435748462064252" calcext:value-type="float">
            <text:p>0,0435748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6829" calcext:value-type="float">
            <text:p>0,16829</text:p>
          </table:table-cell>
          <table:table-cell office:value-type="float" office:value="0.12195" calcext:value-type="float">
            <text:p>0,12195</text:p>
          </table:table-cell>
          <table:table-cell table:number-columns-repeated="3" office:value-type="float" office:value="0.11951" calcext:value-type="float">
            <text:p>0,11951</text:p>
          </table:table-cell>
          <table:table-cell office:value-type="float" office:value="0.11463" calcext:value-type="float">
            <text:p>0,11463</text:p>
          </table:table-cell>
          <table:table-cell/>
          <table:table-cell table:formula="of:=IF([.B37]=0;0;([.C37]-[.B37])/[.B37])" office:value-type="float" office:value="-0.27535801295383" calcext:value-type="float">
            <text:p>-0,275358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0417" calcext:value-type="float">
            <text:p>0,10417</text:p>
          </table:table-cell>
          <table:table-cell office:value-type="float" office:value="0.11198" calcext:value-type="float">
            <text:p>0,11198</text:p>
          </table:table-cell>
          <table:table-cell table:number-columns-repeated="3" office:value-type="float" office:value="0.10677" calcext:value-type="float">
            <text:p>0,10677</text:p>
          </table:table-cell>
          <table:table-cell office:value-type="float" office:value="0.10417" calcext:value-type="float">
            <text:p>0,10417</text:p>
          </table:table-cell>
          <table:table-cell/>
          <table:table-cell table:formula="of:=IF([.B38]=0;0;([.C38]-[.B38])/[.B38])" office:value-type="float" office:value="0.0749736008447729" calcext:value-type="float">
            <text:p>0,07497360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8718" calcext:value-type="float">
            <text:p>0,18718</text:p>
          </table:table-cell>
          <table:table-cell office:value-type="float" office:value="0.16154" calcext:value-type="float">
            <text:p>0,16154</text:p>
          </table:table-cell>
          <table:table-cell table:number-columns-repeated="2" office:value-type="float" office:value="0.15641" calcext:value-type="float">
            <text:p>0,15641</text:p>
          </table:table-cell>
          <table:table-cell table:number-columns-repeated="2" office:value-type="float" office:value="0.15385" calcext:value-type="float">
            <text:p>0,15385</text:p>
          </table:table-cell>
          <table:table-cell/>
          <table:table-cell table:formula="of:=IF([.B39]=0;0;([.C39]-[.B39])/[.B39])" office:value-type="float" office:value="-0.136980446628913" calcext:value-type="float">
            <text:p>-0,13698044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224" calcext:value-type="float">
            <text:p>0,11224</text:p>
          </table:table-cell>
          <table:table-cell office:value-type="float" office:value="0.15306" calcext:value-type="float">
            <text:p>0,15306</text:p>
          </table:table-cell>
          <table:table-cell office:value-type="float" office:value="0.15051" calcext:value-type="float">
            <text:p>0,15051</text:p>
          </table:table-cell>
          <table:table-cell office:value-type="float" office:value="0.13265" calcext:value-type="float">
            <text:p>0,13265</text:p>
          </table:table-cell>
          <table:table-cell table:number-columns-repeated="2" office:value-type="float" office:value="0.1301" calcext:value-type="float">
            <text:p>0,1301</text:p>
          </table:table-cell>
          <table:table-cell/>
          <table:table-cell table:formula="of:=IF([.B40]=0;0;([.C40]-[.B40])/[.B40])" office:value-type="float" office:value="0.363684960798289" calcext:value-type="float">
            <text:p>0,36368496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6031" calcext:value-type="float">
            <text:p>0,16031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04326" calcext:value-type="float">
            <text:p>0,04326</text:p>
          </table:table-cell>
          <table:table-cell table:number-columns-repeated="3" office:value-type="float" office:value="0.04071" calcext:value-type="float">
            <text:p>0,04071</text:p>
          </table:table-cell>
          <table:table-cell/>
          <table:table-cell table:formula="of:=IF([.B41]=0;0;([.C41]-[.B41])/[.B41])" office:value-type="float" office:value="-0.714303536897262" calcext:value-type="float">
            <text:p>-0,7143035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273" calcext:value-type="float">
            <text:p>0,09273</text:p>
          </table:table-cell>
          <table:table-cell office:value-type="float" office:value="0.09774" calcext:value-type="float">
            <text:p>0,09774</text:p>
          </table:table-cell>
          <table:table-cell table:number-columns-repeated="2" office:value-type="float" office:value="0.08772" calcext:value-type="float">
            <text:p>0,08772</text:p>
          </table:table-cell>
          <table:table-cell table:number-columns-repeated="2" office:value-type="float" office:value="0.08521" calcext:value-type="float">
            <text:p>0,08521</text:p>
          </table:table-cell>
          <table:table-cell/>
          <table:table-cell table:formula="of:=IF([.B42]=0;0;([.C42]-[.B42])/[.B42])" office:value-type="float" office:value="0.0540278227110967" calcext:value-type="float">
            <text:p>0,05402782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224" calcext:value-type="float">
            <text:p>0,11224</text:p>
          </table:table-cell>
          <table:table-cell office:value-type="float" office:value="0.15306" calcext:value-type="float">
            <text:p>0,15306</text:p>
          </table:table-cell>
          <table:table-cell office:value-type="float" office:value="0.15051" calcext:value-type="float">
            <text:p>0,15051</text:p>
          </table:table-cell>
          <table:table-cell office:value-type="float" office:value="0.13265" calcext:value-type="float">
            <text:p>0,13265</text:p>
          </table:table-cell>
          <table:table-cell table:number-columns-repeated="2" office:value-type="float" office:value="0.1301" calcext:value-type="float">
            <text:p>0,1301</text:p>
          </table:table-cell>
          <table:table-cell/>
          <table:table-cell table:formula="of:=IF([.B43]=0;0;([.C43]-[.B43])/[.B43])" office:value-type="float" office:value="0.363684960798289" calcext:value-type="float">
            <text:p>0,36368496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6031" calcext:value-type="float">
            <text:p>0,16031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04326" calcext:value-type="float">
            <text:p>0,04326</text:p>
          </table:table-cell>
          <table:table-cell table:number-columns-repeated="3" office:value-type="float" office:value="0.04071" calcext:value-type="float">
            <text:p>0,04071</text:p>
          </table:table-cell>
          <table:table-cell/>
          <table:table-cell table:formula="of:=IF([.B44]=0;0;([.C44]-[.B44])/[.B44])" office:value-type="float" office:value="-0.714303536897262" calcext:value-type="float">
            <text:p>-0,71430353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9273" calcext:value-type="float">
            <text:p>0,09273</text:p>
          </table:table-cell>
          <table:table-cell office:value-type="float" office:value="0.09774" calcext:value-type="float">
            <text:p>0,09774</text:p>
          </table:table-cell>
          <table:table-cell table:number-columns-repeated="2" office:value-type="float" office:value="0.08772" calcext:value-type="float">
            <text:p>0,08772</text:p>
          </table:table-cell>
          <table:table-cell table:number-columns-repeated="2" office:value-type="float" office:value="0.08521" calcext:value-type="float">
            <text:p>0,08521</text:p>
          </table:table-cell>
          <table:table-cell/>
          <table:table-cell table:formula="of:=IF([.B45]=0;0;([.C45]-[.B45])/[.B45])" office:value-type="float" office:value="0.0540278227110967" calcext:value-type="float">
            <text:p>0,0540278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846" calcext:value-type="float">
            <text:p>0,13846</text:p>
          </table:table-cell>
          <table:table-cell office:value-type="float" office:value="0.07949" calcext:value-type="float">
            <text:p>0,07949</text:p>
          </table:table-cell>
          <table:table-cell office:value-type="float" office:value="0.07436" calcext:value-type="float">
            <text:p>0,07436</text:p>
          </table:table-cell>
          <table:table-cell table:number-columns-repeated="3" office:value-type="float" office:value="0.06923" calcext:value-type="float">
            <text:p>0,06923</text:p>
          </table:table-cell>
          <table:table-cell/>
          <table:table-cell table:formula="of:=IF([.B46]=0;0;([.C46]-[.B46])/[.B46])" office:value-type="float" office:value="-0.425899176657518" calcext:value-type="float">
            <text:p>-0,4258991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888" calcext:value-type="float">
            <text:p>0,14888</text:p>
          </table:table-cell>
          <table:table-cell office:value-type="float" office:value="0.04467" calcext:value-type="float">
            <text:p>0,04467</text:p>
          </table:table-cell>
          <table:table-cell table:number-columns-repeated="4" office:value-type="float" office:value="0.04218" calcext:value-type="float">
            <text:p>0,04218</text:p>
          </table:table-cell>
          <table:table-cell/>
          <table:table-cell table:formula="of:=IF([.B47]=0;0;([.C47]-[.B47])/[.B47])" office:value-type="float" office:value="-0.699959699086513" calcext:value-type="float">
            <text:p>-0,6999596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384" calcext:value-type="float">
            <text:p>0,13384</text:p>
          </table:table-cell>
          <table:table-cell office:value-type="float" office:value="0.05808" calcext:value-type="float">
            <text:p>0,05808</text:p>
          </table:table-cell>
          <table:table-cell table:number-columns-repeated="4" office:value-type="float" office:value="0.05556" calcext:value-type="float">
            <text:p>0,05556</text:p>
          </table:table-cell>
          <table:table-cell/>
          <table:table-cell table:formula="of:=IF([.B48]=0;0;([.C48]-[.B48])/[.B48])" office:value-type="float" office:value="-0.566049013747759" calcext:value-type="float">
            <text:p>-0,5660490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794" calcext:value-type="float">
            <text:p>0,08794</text:p>
          </table:table-cell>
          <table:table-cell office:value-type="float" office:value="0.08291" calcext:value-type="float">
            <text:p>0,08291</text:p>
          </table:table-cell>
          <table:table-cell office:value-type="float" office:value="0.07789" calcext:value-type="float">
            <text:p>0,07789</text:p>
          </table:table-cell>
          <table:table-cell office:value-type="float" office:value="0.07538" calcext:value-type="float">
            <text:p>0,07538</text:p>
          </table:table-cell>
          <table:table-cell table:number-columns-repeated="2" office:value-type="float" office:value="0.07286" calcext:value-type="float">
            <text:p>0,07286</text:p>
          </table:table-cell>
          <table:table-cell/>
          <table:table-cell table:formula="of:=IF([.B49]=0;0;([.C49]-[.B49])/[.B49])" office:value-type="float" office:value="-0.0571980896065498" calcext:value-type="float">
            <text:p>-0,0571980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097" calcext:value-type="float">
            <text:p>0,12097</text:p>
          </table:table-cell>
          <table:table-cell office:value-type="float" office:value="0.06452" calcext:value-type="float">
            <text:p>0,06452</text:p>
          </table:table-cell>
          <table:table-cell table:number-columns-repeated="2" office:value-type="float" office:value="0.06183" calcext:value-type="float">
            <text:p>0,06183</text:p>
          </table:table-cell>
          <table:table-cell table:number-columns-repeated="2" office:value-type="float" office:value="0.05914" calcext:value-type="float">
            <text:p>0,05914</text:p>
          </table:table-cell>
          <table:table-cell/>
          <table:table-cell table:formula="of:=IF([.B50]=0;0;([.C50]-[.B50])/[.B50])" office:value-type="float" office:value="-0.466644622633711" calcext:value-type="float">
            <text:p>-0,46664462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AVERAGE([.I2:.I50])" office:value-type="float" office:value="-0.105033182368135" calcext:value-type="float">
            <text:p>-0,1050331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22:53:45.351512776</dc:date>
    <meta:editing-duration>PT4M20S</meta:editing-duration>
    <meta:editing-cycles>1</meta:editing-cycles>
    <meta:document-statistic meta:table-count="1" meta:cell-count="40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03cm" svg:height="13.813cm" xlink:href=".." xlink:type="simple" chart:class="chart:line" chart:style-name="ch1">
        <chart:legend chart:legend-position="end" svg:x="27.257cm" svg:y="6.358cm" style:legend-expansion="high" chart:style-name="ch2"/>
        <chart:plot-area chart:style-name="ch3" table:cell-range-address="'rouge.out.2'.A1:'rouge.out.2'.C50" chart:data-source-has-labels="both" svg:x="0.6cm" svg:y="0.276cm" svg:width="26.057cm" svg:height="13.261cm">
          <chartooo:coordinate-region svg:x="1.512cm" svg:y="0.475cm" svg:width="25.052cm" svg:height="12.415cm"/>
          <chart:axis chart:dimension="x" chart:name="primary-x" chart:style-name="ch4" chartooo:axis-type="auto">
            <chartooo:date-scale/>
            <chart:categories table:cell-range-address="'rouge.out.2'.A2:'rouge.out.2'.A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ouge.out.2'.B2:'rouge.out.2'.B50" chart:label-cell-address="'rouge.out.2'.B1:'rouge.out.2'.B1" chart:class="chart:line">
            <chart:data-point chart:repeated="49"/>
          </chart:series>
          <chart:series chart:style-name="ch7" chart:values-cell-range-address="'rouge.out.2'.C2:'rouge.out.2'.C50" chart:label-cell-address="'rouge.out.2'.C1:'rouge.out.2'.C1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</text:p>
                <draw:g>
                  <svg:desc>'rouge.out.2'.B1:'rouge.out.2'.B1</svg:desc>
                </draw:g>
              </table:table-cell>
              <table:table-cell office:value-type="string">
                <text:p>score 1</text:p>
                <draw:g>
                  <svg:desc>'rouge.out.2'.C1:'rouge.out.2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rouge.out.2'.A2:'rouge.out.2'.A50</svg:desc>
                </draw:g>
              </table:table-cell>
              <table:table-cell office:value-type="float" office:value="NaN">
                <text:p>NaN</text:p>
                <draw:g>
                  <svg:desc>'rouge.out.2'.B2:'rouge.out.2'.B50</svg:desc>
                </draw:g>
              </table:table-cell>
              <table:table-cell office:value-type="float" office:value="0.1145">
                <text:p>0.1145</text:p>
                <draw:g>
                  <svg:desc>'rouge.out.2'.C2:'rouge.out.2'.C5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412">
                <text:p>0.05412</text:p>
              </table:table-cell>
              <table:table-cell office:value-type="float" office:value="0.07474">
                <text:p>0.074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944">
                <text:p>0.12944</text:p>
              </table:table-cell>
              <table:table-cell office:value-type="float" office:value="0.11421">
                <text:p>0.1142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3602">
                <text:p>0.13602</text:p>
              </table:table-cell>
              <table:table-cell office:value-type="float" office:value="0.07053">
                <text:p>0.070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0622">
                <text:p>0.10622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2189">
                <text:p>0.12189</text:p>
              </table:table-cell>
              <table:table-cell office:value-type="float" office:value="0.05224">
                <text:p>0.052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224">
                <text:p>0.11224</text:p>
              </table:table-cell>
              <table:table-cell office:value-type="float" office:value="0.15051">
                <text:p>0.150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2658">
                <text:p>0.12658</text:p>
              </table:table-cell>
              <table:table-cell office:value-type="float" office:value="0.11899">
                <text:p>0.118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347">
                <text:p>0.15347</text:p>
              </table:table-cell>
              <table:table-cell office:value-type="float" office:value="0.11139">
                <text:p>0.1113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665">
                <text:p>0.0665</text:p>
              </table:table-cell>
              <table:table-cell office:value-type="float" office:value="0.05419">
                <text:p>0.054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653">
                <text:p>0.07653</text:p>
              </table:table-cell>
              <table:table-cell office:value-type="float" office:value="0.10459">
                <text:p>0.1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2626">
                <text:p>0.12626</text:p>
              </table:table-cell>
              <table:table-cell office:value-type="float" office:value="0.09343">
                <text:p>0.093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0644">
                <text:p>0.10644</text:p>
              </table:table-cell>
              <table:table-cell office:value-type="float" office:value="0.10644">
                <text:p>0.106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843">
                <text:p>0.07843</text:p>
              </table:table-cell>
              <table:table-cell office:value-type="float" office:value="0.07353">
                <text:p>0.0735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9476">
                <text:p>0.09476</text:p>
              </table:table-cell>
              <table:table-cell office:value-type="float" office:value="0.05736">
                <text:p>0.0573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91">
                <text:p>0.0291</text:p>
              </table:table-cell>
              <table:table-cell office:value-type="float" office:value="0.06085">
                <text:p>0.0608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0995">
                <text:p>0.10995</text:p>
              </table:table-cell>
              <table:table-cell office:value-type="float" office:value="0.12827">
                <text:p>0.1282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005">
                <text:p>0.06005</text:p>
              </table:table-cell>
              <table:table-cell office:value-type="float" office:value="0.10705">
                <text:p>0.1070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8673">
                <text:p>0.08673</text:p>
              </table:table-cell>
              <table:table-cell office:value-type="float" office:value="0.10204">
                <text:p>0.1020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4859">
                <text:p>0.04859</text:p>
              </table:table-cell>
              <table:table-cell office:value-type="float" office:value="0.03325">
                <text:p>0.033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0553">
                <text:p>0.10553</text:p>
              </table:table-cell>
              <table:table-cell office:value-type="float" office:value="0.06533">
                <text:p>0.0653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443">
                <text:p>0.1443</text:p>
              </table:table-cell>
              <table:table-cell office:value-type="float" office:value="0.09367">
                <text:p>0.093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10837">
                <text:p>0.10837</text:p>
              </table:table-cell>
              <table:table-cell office:value-type="float" office:value="0.06158">
                <text:p>0.061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6">
                <text:p>0.086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053">
                <text:p>0.07053</text:p>
              </table:table-cell>
              <table:table-cell office:value-type="float" office:value="0.17632">
                <text:p>0.1763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2849">
                <text:p>0.22849</text:p>
              </table:table-cell>
              <table:table-cell office:value-type="float" office:value="0.11828">
                <text:p>0.118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7196">
                <text:p>0.07196</text:p>
              </table:table-cell>
              <table:table-cell office:value-type="float" office:value="0.06203">
                <text:p>0.0620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5836">
                <text:p>0.05836</text:p>
              </table:table-cell>
              <table:table-cell office:value-type="float" office:value="0.04775">
                <text:p>0.047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7908">
                <text:p>0.07908</text:p>
              </table:table-cell>
              <table:table-cell office:value-type="float" office:value="0.08673">
                <text:p>0.0867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7488">
                <text:p>0.17488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963">
                <text:p>0.0963</text:p>
              </table:table-cell>
              <table:table-cell office:value-type="float" office:value="0.06914">
                <text:p>0.0691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6941">
                <text:p>0.06941</text:p>
              </table:table-cell>
              <table:table-cell office:value-type="float" office:value="0.02571">
                <text:p>0.0257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8333">
                <text:p>0.08333</text:p>
              </table:table-cell>
              <table:table-cell office:value-type="float" office:value="0.09167">
                <text:p>0.091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10579">
                <text:p>0.10579</text:p>
              </table:table-cell>
              <table:table-cell office:value-type="float" office:value="0.05542">
                <text:p>0.055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5852">
                <text:p>0.05852</text:p>
              </table:table-cell>
              <table:table-cell office:value-type="float" office:value="0.06107">
                <text:p>0.061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6829">
                <text:p>0.16829</text:p>
              </table:table-cell>
              <table:table-cell office:value-type="float" office:value="0.12195">
                <text:p>0.1219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10417">
                <text:p>0.10417</text:p>
              </table:table-cell>
              <table:table-cell office:value-type="float" office:value="0.11198">
                <text:p>0.1119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18718">
                <text:p>0.18718</text:p>
              </table:table-cell>
              <table:table-cell office:value-type="float" office:value="0.16154">
                <text:p>0.1615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11224">
                <text:p>0.11224</text:p>
              </table:table-cell>
              <table:table-cell office:value-type="float" office:value="0.15306">
                <text:p>0.1530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16031">
                <text:p>0.16031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9273">
                <text:p>0.09273</text:p>
              </table:table-cell>
              <table:table-cell office:value-type="float" office:value="0.09774">
                <text:p>0.0977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11224">
                <text:p>0.11224</text:p>
              </table:table-cell>
              <table:table-cell office:value-type="float" office:value="0.15306">
                <text:p>0.1530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16031">
                <text:p>0.16031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273">
                <text:p>0.09273</text:p>
              </table:table-cell>
              <table:table-cell office:value-type="float" office:value="0.09774">
                <text:p>0.0977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3846">
                <text:p>0.13846</text:p>
              </table:table-cell>
              <table:table-cell office:value-type="float" office:value="0.07949">
                <text:p>0.0794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4888">
                <text:p>0.14888</text:p>
              </table:table-cell>
              <table:table-cell office:value-type="float" office:value="0.04467">
                <text:p>0.044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3384">
                <text:p>0.13384</text:p>
              </table:table-cell>
              <table:table-cell office:value-type="float" office:value="0.05808">
                <text:p>0.058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8794">
                <text:p>0.08794</text:p>
              </table:table-cell>
              <table:table-cell office:value-type="float" office:value="0.08291">
                <text:p>0.082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2097">
                <text:p>0.12097</text:p>
              </table:table-cell>
              <table:table-cell office:value-type="float" office:value="0.06452">
                <text:p>0.06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